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348f59" officeooo:paragraph-rsid="001ab446"/>
    </style:style>
    <style:style style:name="P2" style:family="paragraph" style:parent-style-name="Standard">
      <style:text-properties fo:font-weight="bold" officeooo:paragraph-rsid="001ab446"/>
    </style:style>
    <style:style style:name="P3" style:family="paragraph" style:parent-style-name="Standard">
      <style:paragraph-properties fo:line-height="150%"/>
      <style:text-properties officeooo:paragraph-rsid="001ab446"/>
    </style:style>
    <style:style style:name="P4" style:family="paragraph" style:parent-style-name="Standard">
      <style:text-properties officeooo:rsid="001ef7f4" officeooo:paragraph-rsid="001ab446"/>
    </style:style>
    <style:style style:name="P5" style:family="paragraph" style:parent-style-name="Standard">
      <style:text-properties officeooo:rsid="00202099" officeooo:paragraph-rsid="001ab446"/>
    </style:style>
    <style:style style:name="P6" style:family="paragraph" style:parent-style-name="Standard">
      <style:text-properties officeooo:rsid="0021b97a" officeooo:paragraph-rsid="001ab446"/>
    </style:style>
    <style:style style:name="P7" style:family="paragraph" style:parent-style-name="Standard">
      <style:text-properties officeooo:rsid="00229e84" officeooo:paragraph-rsid="001ab446"/>
    </style:style>
    <style:style style:name="P8" style:family="paragraph" style:parent-style-name="Standard">
      <style:text-properties officeooo:rsid="0022bfe0" officeooo:paragraph-rsid="001ab446"/>
    </style:style>
    <style:style style:name="P9" style:family="paragraph" style:parent-style-name="Standard">
      <style:text-properties officeooo:rsid="0027a448" officeooo:paragraph-rsid="001ab446"/>
    </style:style>
    <style:style style:name="P10" style:family="paragraph" style:parent-style-name="Standard">
      <style:text-properties officeooo:rsid="002bed01" officeooo:paragraph-rsid="001ab446"/>
    </style:style>
    <style:style style:name="P11" style:family="paragraph" style:parent-style-name="Standard">
      <style:text-properties officeooo:paragraph-rsid="001ab446"/>
    </style:style>
    <style:style style:name="P12" style:family="paragraph" style:parent-style-name="Standard">
      <style:paragraph-properties fo:margin-top="0in" fo:margin-bottom="0.1965in" style:contextual-spacing="false"/>
      <style:text-properties officeooo:paragraph-rsid="001ab446"/>
    </style:style>
    <style:style style:name="P13" style:family="paragraph" style:parent-style-name="Text_20_body" style:list-style-name="L1">
      <style:text-properties officeooo:paragraph-rsid="001ab446"/>
    </style:style>
    <style:style style:name="P14" style:family="paragraph" style:parent-style-name="Text_20_body">
      <style:text-properties officeooo:paragraph-rsid="001ab446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paragraph-rsid="001ab446"/>
    </style:style>
    <style:style style:name="P16" style:family="paragraph" style:parent-style-name="Text_20_body">
      <style:paragraph-properties fo:margin-top="0in" fo:margin-bottom="0in" style:contextual-spacing="false"/>
      <style:text-properties fo:font-weight="bold" officeooo:paragraph-rsid="001ab446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2c8f07" officeooo:paragraph-rsid="001ab446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2dbdee" officeooo:paragraph-rsid="001ab446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02f55b4" officeooo:paragraph-rsid="001ab446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2f7997" officeooo:paragraph-rsid="001ab446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ab446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df02" style:font-weight-asian="bold" style:font-weight-complex="bold"/>
    </style:style>
    <style:style style:name="T4" style:family="text">
      <style:text-properties officeooo:rsid="0021213c"/>
    </style:style>
    <style:style style:name="T5" style:family="text">
      <style:text-properties officeooo:rsid="0024f00d"/>
    </style:style>
    <style:style style:name="T6" style:family="text">
      <style:text-properties officeooo:rsid="00258989"/>
    </style:style>
    <style:style style:name="T7" style:family="text">
      <style:text-properties officeooo:rsid="0023d3ba"/>
    </style:style>
    <style:style style:name="T8" style:family="text">
      <style:text-properties officeooo:rsid="00296a10"/>
    </style:style>
    <style:style style:name="T9" style:family="text">
      <style:text-properties officeooo:rsid="0028d4e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Suzuki</text:p>
      <text:p text:style-name="P1"/>
      <text:p text:style-name="P1">Worked with Maor Bernstein</text:p>
      <text:p text:style-name="P2"/>
      <text:p text:style-name="P2"/>
      <text:p text:style-name="P11"><text:span text:style-name="T1">What to turn in:</text:span> You should write answers to the reading questions below and be prepared to show them to a NINJA.  [optional] For part 3-3 you will send a pull request to Allen and I on GitHub.  For Part Four you will turn your code in using GitHub.</text:p>
      <text:p text:style-name="P11"/>
      <text:p text:style-name="P2">Part One: Linux</text:p>
      <text:p text:style-name="P3"><text:line-break/>    a) What does grep do?</text:p>
      <text:p text:style-name="P4">Grep searches a file for a certain word or phrase</text:p>
      <text:p text:style-name="P4"><text:s text:c="2"/></text:p>
      <text:p text:style-name="P11">    b) What's the difference between a pipe and a redirect?</text:p>
      <text:p text:style-name="P5">Redirect copies you output and puts it in a new file</text:p>
      <text:p text:style-name="P5">Pipe takes an output <text:span text:style-name="T4">of a command </text:span>a<text:span text:style-name="T4">s an input of another command</text:span></text:p>
      <text:p text:style-name="P11"/>
      <text:p text:style-name="P11">    c) What's so great about plain text?</text:p>
      <text:p text:style-name="P6">It can be read by almost any application </text:p>
      <text:p text:style-name="P11"/>
      <text:p text:style-name="P11">    d) If you <text:span text:style-name="Source_20_Text">rm</text:span> a file by accident, how do you get it back?</text:p>
      <text:p text:style-name="P7">You cannot </text:p>
      <text:p text:style-name="P11"/>
      <text:p text:style-name="P2">Part Two: Python</text:p>
      <text:p text:style-name="P11"/>
      <text:p text:style-name="P11">2) Read Chapter 2 of Think Python and answer the following questions:</text:p>
      <text:p text:style-name="P11">    a) In script mode, what happens if you put an expression, like <text:span text:style-name="Source_20_Text">math.sin(math.pi)</text:span> on a line all by itself (without a print statement)?</text:p>
      <text:p text:style-name="P8">It will solve it but not print the answer </text:p>
      <text:p text:style-name="P11"/>
      <text:p text:style-name="P11"/>
      <text:p text:style-name="P11">    b) What is the value of the expression <text:span text:style-name="Source_20_Text">1.0 / 2.0 * math.pi</text:span>?  What about <text:span text:style-name="Source_20_Text">1 / 2 * math.pi</text:span>?</text:p>
      <text:p text:style-name="P8">1.5707963267948966 <text:s text:c="3"/>and <text:span text:style-name="T5">0 respectively </text:span></text:p>
      <text:p text:style-name="P11"/>
      <text:p text:style-name="P11">    c) Do Exercise 2.4 (Practice using Python as a calculator).  For part 3, consider using Unum.</text:p>
      <text:p text:style-name="P8">1) 523.5987755982989 <text:s text:c="8"/>2) $<text:span text:style-name="T6">945.45</text:span> <text:s text:c="3"/>3) <text:span text:style-name="T7">7:30:10 am </text:span></text:p>
      <text:p text:style-name="P11"/>
      <text:p text:style-name="P2">Part Three: Git</text:p>
      <text:p text:style-name="P2"/>
      <text:p text:style-name="P11">3) Optional:  Read <text:a xlink:type="simple" xlink:href="https://github.com/AllenDowney/amgit/blob/master/en/02-git-basics/01-chapter2.markdown">Chapter 2 of Am Git</text:a> and do what it tells you to do.  (Note: this exercise will have you contributing to a collaborative writing project that Allen created called the Blair Walden Project.)</text:p>
      <text:p text:style-name="P11"/>
      <text:p text:style-name="P12">When you are done, you should have an account on GitHub, you should have forked and cloned a repo, and you should have sent me a pull request (and you will know what all that means).</text:p>
      <text:p text:style-name="P11">4) Read <text:a xlink:type="simple" xlink:href="https://github.com/AllenDowney/amgit/blob/master/en/03-git-branching/01-chapter3.markdown">Chapter 3 of Am Git</text:a> and answer these questions:</text:p>
      <text:p text:style-name="P11"><text:soft-page-break/>    a) What is an "untracked" file?</text:p>
      <text:p text:style-name="P9">An untracked file is one that is in the project folder but you have never told Git to keep track of it </text:p>
      <text:p text:style-name="P11"/>
      <text:p text:style-name="P11">    b) Why are files containing object code and executables generally not tracked?</text:p>
      <text:p text:style-name="P11"><text:span text:style-name="T8">You never want to track files generated by compilers and other programs because y</text:span>ou should <text:span text:style-name="T9">only</text:span> include files that someone else would need to clone your repo and rebuild the project. </text:p>
      <text:p text:style-name="P11"/>
      <text:p text:style-name="P11">    c) In Git vocabulary, what is a remote?</text:p>
      <text:p text:style-name="P10">Remote means a project that is not under a local repository </text:p>
      <text:p text:style-name="P11"/>
      <text:p text:style-name="P12">5) Start your repo for this class.</text:p>
      <text:list xml:id="list4908263289686109923" text:style-name="L1">
        <text:list-item>
          <text:p text:style-name="P15">On Github, find and fork PaulRuvolo/SoftwareDesign</text:p>
        </text:list-item>
        <text:list-item>
          <text:p text:style-name="P15">Clone a local copy</text:p>
        </text:list-item>
        <text:list-item>
          <text:p text:style-name="P15">Fill in hw2/grid.py with your solution to exercise 3.5 (see part 4).  Don't forget to add your name as author.</text:p>
        </text:list-item>
        <text:list-item>
          <text:p text:style-name="P15">Fill in hw2/fermat.py with your solution to exercise 5.3 (see part 4)</text:p>
        </text:list-item>
        <text:list-item>
          <text:p text:style-name="P15">Fill in hw2/compare.py with your solution to exercise 6.1 (see part 4)</text:p>
        </text:list-item>
        <text:list-item>
          <text:p text:style-name="P13">Push the commit to your repo.  Then follow the directions below to add me as a collaborator:</text:p>
        </text:list-item>
      </text:list>
      <text:p text:style-name="P14"><text:a xlink:type="simple" xlink:href="https://help.github.com/articles/how-do-i-add-a-collaborator">https://help.github.com/articles/how-do-i-add-a-collaborator</text:a></text:p>
      <text:p text:style-name="P16">Part Four: More Python!</text:p>
      <text:p text:style-name="P21"/>
      <text:p text:style-name="P21">6) Read Chapter 3 of Think Python and answer the following questions:</text:p>
      <text:p text:style-name="P21">    a) What's the difference between a fruitful function and a void function?</text:p>
      <text:p text:style-name="P17">Fruitful functions return a value and void functions do not. </text:p>
      <text:p text:style-name="P17"/>
      <text:p text:style-name="P21">    b) What are functions good for anyway?</text:p>
      <text:p text:style-name="P18">Functions are good for creating a name for a group of statements, avoiding repetitive code, divide and conquer complicated code and to reuse them for other programs </text:p>
      <text:p text:style-name="P21"/>
      <text:p text:style-name="P21">    c) What are the two forms of the import statement?</text:p>
      <text:p text:style-name="P19"><text:span text:style-name="T2">From</text:span> module <text:span text:style-name="T2">import</text:span> operation </text:p>
      <text:p text:style-name="P20"><text:span text:style-name="T3">i</text:span><text:span text:style-name="T2">mport </text:span>module</text:p>
      <text:p text:style-name="P20"/>
      <text:p text:style-name="P14">7) Do Exercise 3-5 (grid drawing program)</text:p>
      <text:p text:style-name="P14">8) Do Exercise 5-3 (Fermat's last theorem)</text:p>
      <text:p text:style-name="P21">9) Do Exercise 6-1 (compare function)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2:10:08.725570407</meta:creation-date>
    <dc:date>2014-02-03T12:10:28.214222277</dc:date>
    <meta:editing-duration>P0D</meta:editing-duration>
    <meta:editing-cycles>1</meta:editing-cycles>
    <meta:document-statistic meta:table-count="0" meta:image-count="0" meta:object-count="0" meta:page-count="2" meta:paragraph-count="52" meta:word-count="601" meta:character-count="3385" meta:non-whitespace-character-count="2752"/>
    <meta:generator>LibreOffice/4.1.2.3$Linux_X86_64 LibreOffice_project/410m0$Build-3</meta:generator>
  </office:meta>
</office:document-meta>
</file>